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column table:style-name="co1" table:default-cell-style-name="Default"/>
        <table:table-column table:style-name="co1" table:number-columns-repeated="6" table:default-cell-style-name="ce2"/>
        <table:table-column table:style-name="co1" table:number-columns-repeated="3" table:default-cell-style-name="Default"/>
        <table:table-column table:style-name="co1" table:number-columns-repeated="3" table:default-cell-style-name="ce2"/>
        <table:table-column table:style-name="co1" table:default-cell-style-name="ce3"/>
        <table:table-column table:style-name="co1" table:default-cell-style-name="ce2"/>
        <table:table-column table:style-name="co1" table:number-columns-repeated="2" table:default-cell-style-name="Default"/>
        <table:table-column table:style-name="co1" table:number-columns-repeated="5" table:default-cell-style-name="ce2"/>
        <table:table-column table:style-name="co1" table:default-cell-style-name="ce3"/>
        <table:table-column table:style-name="co1" table:default-cell-style-name="ce2"/>
        <table:table-row table:style-name="ro1">
          <table:table-cell table:style-name="ce1" office:value-type="string" calcext:value-type="string">
            <text:p>r_id</text:p>
          </table:table-cell>
          <table:table-cell table:style-name="ce1" office:value-type="string" calcext:value-type="string">
            <text:p>r_name</text:p>
          </table:table-cell>
          <table:table-cell table:style-name="ce1" office:value-type="string" calcext:value-type="string">
            <text:p>r_phone</text:p>
          </table:table-cell>
          <table:table-cell table:style-name="ce1" office:value-type="string" calcext:value-type="string">
            <text:p>rating</text:p>
          </table:table-cell>
          <table:table-cell table:style-name="ce1" office:value-type="string" calcext:value-type="string">
            <text:p>r_image_link</text:p>
          </table:table-cell>
          <table:table-cell table:style-name="ce1" office:value-type="string" calcext:value-type="string">
            <text:p>GST_no</text:p>
          </table:table-cell>
          <table:table-cell table:style-name="ce1" office:value-type="string" calcext:value-type="string">
            <text:p>status</text:p>
          </table:table-cell>
          <table:table-cell/>
          <table:table-cell table:style-name="ce1" office:value-type="string" calcext:value-type="string">
            <text:p>r_id</text:p>
          </table:table-cell>
          <table:table-cell table:style-name="ce1" office:value-type="string" calcext:value-type="string">
            <text:p>Building Name</text:p>
          </table:table-cell>
          <table:table-cell table:style-name="ce1" office:value-type="string" calcext:value-type="string">
            <text:p>Locality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Landmark</text:p>
          </table:table-cell>
          <table:table-cell table:style-name="ce1" office:value-type="string" calcext:value-type="string">
            <text:p>Pin Code</text:p>
          </table:table-cell>
          <table:table-cell table:number-columns-repeated="3"/>
          <table:table-cell table:style-name="ce1" office:value-type="string" calcext:value-type="string">
            <text:p>dish_id</text:p>
          </table:table-cell>
          <table:table-cell table:style-name="ce1" office:value-type="string" calcext:value-type="string">
            <text:p>dish_name</text:p>
          </table:table-cell>
          <table:table-cell table:style-name="ce1" office:value-type="string" calcext:value-type="string">
            <text:p>cuisine</text:p>
          </table:table-cell>
          <table:table-cell table:style-name="ce1" office:value-type="string" calcext:value-type="string">
            <text:p>vegetarian</text:p>
          </table:table-cell>
          <table:table-cell table:style-name="ce1" office:value-type="string" calcext:value-type="string">
            <text:p>dish_image_link</text:p>
          </table:table-cell>
          <table:table-cell table:number-columns-repeated="2"/>
          <table:table-cell table:style-name="ce1" office:value-type="string" calcext:value-type="string">
            <text:p>item_id</text:p>
          </table:table-cell>
          <table:table-cell table:style-name="ce1" office:value-type="string" calcext:value-type="string">
            <text:p>dish_id</text:p>
          </table:table-cell>
          <table:table-cell table:style-name="ce1" office:value-type="string" calcext:value-type="string">
            <text:p>item_cost</text:p>
          </table:table-cell>
          <table:table-cell table:style-name="ce1" office:value-type="string" calcext:value-type="string">
            <text:p>r_id</text:p>
          </table:table-cell>
          <table:table-cell table:style-name="ce1" office:value-type="string" calcext:value-type="string">
            <text:p>rating</text:p>
          </table:table-cell>
          <table:table-cell table:style-name="ce1" office:value-type="string" calcext:value-type="string">
            <text:p>prep_time</text:p>
          </table:table-cell>
          <table:table-cell table:style-name="ce1" office:value-type="string" calcext:value-type="string">
            <text:p>availa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Gourmet Bistro</text:p>
          </table:table-cell>
          <table:table-cell office:value-type="float" office:value="123456789" calcext:value-type="float">
            <text:p>1234567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xample.com/images/gourmet.jpg" xlink:type="simple">https://example.com/images/gourmet.jpg</text:a></text:p>
          </table:table-cell>
          <table:table-cell office:value-type="float" office:value="12345" calcext:value-type="float">
            <text:p>12345</text:p>
          </table:table-cell>
          <table:table-cell office:value-type="string" calcext:value-type="string">
            <text:p>ope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stro Tower</text:p>
          </table:table-cell>
          <table:table-cell office:value-type="string" calcext:value-type="string">
            <text:p>Food Street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Central Park</text:p>
          </table:table-cell>
          <table:table-cell office:value-type="float" office:value="12345" calcext:value-type="float">
            <text:p>1234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paghetti Bolognese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<text:a xlink:href="https://example.com/images/spaghetti.jpg" xlink:type="simple">https://example.com/images/spaghetti.jpg</text:a>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3-04-22 09: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 Bella Trattoria</text:p>
          </table:table-cell>
          <table:table-cell office:value-type="float" office:value="987654321" calcext:value-type="float">
            <text:p>9876543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xample.com/images/labella.jpg" xlink:type="simple">https://example.com/images/labella.jpg</text:a></text:p>
          </table:table-cell>
          <table:table-cell office:value-type="float" office:value="54321" calcext:value-type="float">
            <text:p>54321</text:p>
          </table:table-cell>
          <table:table-cell office:value-type="string" calcext:value-type="string">
            <text:p>op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lla Mansion</text:p>
          </table:table-cell>
          <table:table-cell office:value-type="string" calcext:value-type="string">
            <text:p>Italian Quarters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odeo Drive</text:p>
          </table:table-cell>
          <table:table-cell office:value-type="float" office:value="54321" calcext:value-type="float">
            <text:p>543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hicken Tikka Masala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<text:a xlink:href="https://example.com/images/chickentikka.jpg" xlink:type="simple">https://example.com/images/chickentikka.jpg</text:a>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3-04-22 12: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shi Sake</text:p>
          </table:table-cell>
          <table:table-cell office:value-type="float" office:value="456789123" calcext:value-type="float">
            <text:p>456789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xample.com/images/sushisake.jpg" xlink:type="simple">https://example.com/images/sushisake.jpg</text:a></text:p>
          </table:table-cell>
          <table:table-cell office:value-type="float" office:value="67890" calcext:value-type="float">
            <text:p>67890</text:p>
          </table:table-cell>
          <table:table-cell office:value-type="string" calcext:value-type="string">
            <text:p>op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ake House</text:p>
          </table:table-cell>
          <table:table-cell office:value-type="string" calcext:value-type="string">
            <text:p>Sushi Lane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South Beach</text:p>
          </table:table-cell>
          <table:table-cell office:value-type="float" office:value="67890" calcext:value-type="float">
            <text:p>6789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ushi Rol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<text:a xlink:href="https://example.com/images/sushi.jpg" xlink:type="simple">https://example.com/images/sushi.jpg</text:a>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3-04-22 14: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ice of India</text:p>
          </table:table-cell>
          <table:table-cell office:value-type="float" office:value="789123456" calcext:value-type="float">
            <text:p>7891234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xample.com/images/spiceofindia.jpg" xlink:type="simple">https://example.com/images/spiceofindia.jpg</text:a></text:p>
          </table:table-cell>
          <table:table-cell office:value-type="float" office:value="9876" calcext:value-type="float">
            <text:p>9876</text:p>
          </table:table-cell>
          <table:table-cell office:value-type="string" calcext:value-type="string">
            <text:p>closed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ice Palace</text:p>
          </table:table-cell>
          <table:table-cell office:value-type="string" calcext:value-type="string">
            <text:p>Indian Market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Magnificent Mile</text:p>
          </table:table-cell>
          <table:table-cell office:value-type="float" office:value="9876" calcext:value-type="float">
            <text:p>987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Pad Thai</text:p>
          </table:table-cell>
          <table:table-cell office:value-type="string" calcext:value-type="string">
            <text:p>Tha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<text:a xlink:href="https://example.com/images/padthai.jpg" xlink:type="simple">https://example.com/images/padthai.jpg</text:a>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23-04-22 16: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istro Le Paris</text:p>
          </table:table-cell>
          <table:table-cell office:value-type="float" office:value="321654987" calcext:value-type="float">
            <text:p>3216549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xample.com/images/bistroleparis.jpg" xlink:type="simple">https://example.com/images/bistroleparis.jpg</text:a></text:p>
          </table:table-cell>
          <table:table-cell office:value-type="float" office:value="98760" calcext:value-type="float">
            <text:p>98760</text:p>
          </table:table-cell>
          <table:table-cell office:value-type="string" calcext:value-type="string">
            <text:p>ope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e Paris Residence</text:p>
          </table:table-cell>
          <table:table-cell office:value-type="string" calcext:value-type="string">
            <text:p>French Quarter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Golden Gate Bridge</text:p>
          </table:table-cell>
          <table:table-cell office:value-type="float" office:value="98760" calcext:value-type="float">
            <text:p>9876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Margherita Pizza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<text:a xlink:href="https://example.com/images/margherita.jpg" xlink:type="simple">https://example.com/images/margherita.jpg</text:a>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3-04-22 18: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zzeria Italia</text:p>
          </table:table-cell>
          <table:table-cell office:value-type="float" office:value="555555555" calcext:value-type="float">
            <text:p>5555555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xample.com/images/pizzeriaitalia.jpg" xlink:type="simple">https://example.com/images/pizzeriaitalia.jpg</text:a>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open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talia Villa</text:p>
          </table:table-cell>
          <table:table-cell office:value-type="string" calcext:value-type="string">
            <text:p>Pizza Lane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Colosseum</text:p>
          </table:table-cell>
          <table:table-cell office:value-type="float" office:value="11111" calcext:value-type="float">
            <text:p>111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Caesar Salad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<text:a xlink:href="https://example.com/images/caesarsalad.jpg" xlink:type="simple">https://example.com/images/caesarsalad.jpg</text:a>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3-04-22 20: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ai Express</text:p>
          </table:table-cell>
          <table:table-cell office:value-type="float" office:value="777777777" calcext:value-type="float">
            <text:p>7777777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xample.com/images/thaiexpress.jpg" xlink:type="simple">https://example.com/images/thaiexpress.jpg</text:a></text:p>
          </table:table-cell>
          <table:table-cell office:value-type="float" office:value="22222" calcext:value-type="float">
            <text:p>22222</text:p>
          </table:table-cell>
          <table:table-cell office:value-type="string" calcext:value-type="string">
            <text:p>closed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hai Express Tower</text:p>
          </table:table-cell>
          <table:table-cell office:value-type="string" calcext:value-type="string">
            <text:p>Spice Street</text:p>
          </table:table-cell>
          <table:table-cell office:value-type="string" calcext:value-type="string">
            <text:p>Bangkok</text:p>
          </table:table-cell>
          <table:table-cell office:value-type="string" calcext:value-type="string">
            <text:p>Grand Palace</text:p>
          </table:table-cell>
          <table:table-cell office:value-type="float" office:value="22222" calcext:value-type="float">
            <text:p>222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Veggie Burger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<text:a xlink:href="https://example.com/images/veggieburger.jpg" xlink:type="simple">https://example.com/images/veggieburger.jpg</text:a>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3-04-22 09: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eakhouse Grill</text:p>
          </table:table-cell>
          <table:table-cell office:value-type="float" office:value="999999999" calcext:value-type="float">
            <text:p>9999999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xample.com/images/steakhousegrill.jpg" xlink:type="simple">https://example.com/images/steakhousegrill.jpg</text:a></text:p>
          </table:table-cell>
          <table:table-cell office:value-type="float" office:value="33333" calcext:value-type="float">
            <text:p>33333</text:p>
          </table:table-cell>
          <table:table-cell office:value-type="string" calcext:value-type="string">
            <text:p>open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teakhouse Grill</text:p>
          </table:table-cell>
          <table:table-cell office:value-type="string" calcext:value-type="string">
            <text:p>Prime Avenue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Reunion Tower</text:p>
          </table:table-cell>
          <table:table-cell office:value-type="float" office:value="33333" calcext:value-type="float">
            <text:p>3333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Tofu Stir-Fry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<text:a xlink:href="https://example.com/images/tofustirfry.jpg" xlink:type="simple">https://example.com/images/tofustirfry.jpg</text:a>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3-04-22 11:2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Veggie Delight</text:p>
          </table:table-cell>
          <table:table-cell office:value-type="float" office:value="444444444" calcext:value-type="float">
            <text:p>4444444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xample.com/images/veggiedelight.jpg" xlink:type="simple">https://example.com/images/veggiedelight.jpg</text:a></text:p>
          </table:table-cell>
          <table:table-cell office:value-type="float" office:value="44444" calcext:value-type="float">
            <text:p>44444</text:p>
          </table:table-cell>
          <table:table-cell office:value-type="string" calcext:value-type="string">
            <text:p>open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Veggie Delight Mansion</text:p>
          </table:table-cell>
          <table:table-cell office:value-type="string" calcext:value-type="string">
            <text:p>Green Avenue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Golden Gate Park</text:p>
          </table:table-cell>
          <table:table-cell office:value-type="float" office:value="44444" calcext:value-type="float">
            <text:p>4444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Lobster Bisque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<text:a xlink:href="https://example.com/images/lobsterbisque.jpg" xlink:type="simple">https://example.com/images/lobsterbisque.jpg</text:a>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3-04-22 13: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izzler House</text:p>
          </table:table-cell>
          <table:table-cell office:value-type="float" office:value="666666666" calcext:value-type="float">
            <text:p>6666666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xample.com/images/sizzlerhouse.jpg" xlink:type="simple">https://example.com/images/sizzlerhouse.jpg</text:a></text:p>
          </table:table-cell>
          <table:table-cell office:value-type="float" office:value="55555" calcext:value-type="float">
            <text:p>55555</text:p>
          </table:table-cell>
          <table:table-cell office:value-type="string" calcext:value-type="string">
            <text:p>close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izzler House</text:p>
          </table:table-cell>
          <table:table-cell office:value-type="string" calcext:value-type="string">
            <text:p>Steak Street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Sydney Opera House</text:p>
          </table:table-cell>
          <table:table-cell office:value-type="float" office:value="55555" calcext:value-type="float">
            <text:p>5555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Beef Stroganoff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<text:a xlink:href="https://example.com/images/beefstroganoff.jpg" xlink:type="simple">https://example.com/images/beefstroganoff.jpg</text:a>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3-04-22 15: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live Garden</text:p>
          </table:table-cell>
          <table:table-cell office:value-type="float" office:value="1112223333" calcext:value-type="float">
            <text:p>1112223333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<text:a xlink:href="https://www.example.com/images/olivegarden.jpg" xlink:type="simple">https://www.example.com/images/olivegarden.jpg</text:a></text:p>
          </table:table-cell>
          <table:table-cell office:value-type="float" office:value="12345" calcext:value-type="float">
            <text:p>12345</text:p>
          </table:table-cell>
          <table:table-cell office:value-type="string" calcext:value-type="string">
            <text:p>open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Olive Garden Villa</text:p>
          </table:table-cell>
          <table:table-cell office:value-type="string" calcext:value-type="string">
            <text:p>Pasta Avenue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Trevi Fountain</text:p>
          </table:table-cell>
          <table:table-cell office:value-type="float" office:value="12345" calcext:value-type="float">
            <text:p>1234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Chicken Alfredo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<text:a xlink:href="https://example.com/images/chickenalfredo.jpg" xlink:type="simple">https://example.com/images/chickenalfredo.jpg</text:a>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3-04-22 17: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nda Express</text:p>
          </table:table-cell>
          <table:table-cell office:value-type="float" office:value="4445556666" calcext:value-type="float">
            <text:p>444555666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<text:a xlink:href="https://www.example.com/images/pandaexpress.jpg" xlink:type="simple">https://www.example.com/images/pandaexpress.jpg</text:a></text:p>
          </table:table-cell>
          <table:table-cell office:value-type="float" office:value="54321" calcext:value-type="float">
            <text:p>54321</text:p>
          </table:table-cell>
          <table:table-cell office:value-type="string" calcext:value-type="string">
            <text:p>closed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anda Express Tower</text:p>
          </table:table-cell>
          <table:table-cell office:value-type="string" calcext:value-type="string">
            <text:p>Chinese Alley</text:p>
          </table:table-cell>
          <table:table-cell office:value-type="string" calcext:value-type="string">
            <text:p>Beijing</text:p>
          </table:table-cell>
          <table:table-cell office:value-type="string" calcext:value-type="string">
            <text:p>Great Wall</text:p>
          </table:table-cell>
          <table:table-cell office:value-type="float" office:value="54321" calcext:value-type="float">
            <text:p>5432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Shrimp Scampi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<text:a xlink:href="https://example.com/images/shrimpscampi.jpg" xlink:type="simple">https://example.com/images/shrimpscampi.jpg</text:a>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3-04-22 19: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ick-fil-A</text:p>
          </table:table-cell>
          <table:table-cell office:value-type="float" office:value="7778889999" calcext:value-type="float">
            <text:p>777888999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<text:a xlink:href="https://www.example.com/images/chickfila.jpg" xlink:type="simple">https://www.example.com/images/chickfila.jpg</text:a></text:p>
          </table:table-cell>
          <table:table-cell office:value-type="float" office:value="67890" calcext:value-type="float">
            <text:p>67890</text:p>
          </table:table-cell>
          <table:table-cell office:value-type="string" calcext:value-type="string">
            <text:p>open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hick-fil-A House</text:p>
          </table:table-cell>
          <table:table-cell office:value-type="string" calcext:value-type="string">
            <text:p>Chicken Lane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Centennial Olympic Park</text:p>
          </table:table-cell>
          <table:table-cell office:value-type="float" office:value="67890" calcext:value-type="float">
            <text:p>6789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Tandoori Chicken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<text:a xlink:href="https://example.com/images/tandoorichicken.jpg" xlink:type="simple">https://example.com/images/tandoorichicken.jpg</text:a>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3-04-22 10: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-N-Out Burger</text:p>
          </table:table-cell>
          <table:table-cell office:value-type="float" office:value="2223334444" calcext:value-type="float">
            <text:p>2223334444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<text:a xlink:href="https://www.example.com/images/innoutburger.jpg" xlink:type="simple">https://www.example.com/images/innoutburger.jpg</text:a></text:p>
          </table:table-cell>
          <table:table-cell office:value-type="float" office:value="9876" calcext:value-type="float">
            <text:p>9876</text:p>
          </table:table-cell>
          <table:table-cell office:value-type="string" calcext:value-type="string">
            <text:p>closed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n-N-Out Burger Joint</text:p>
          </table:table-cell>
          <table:table-cell office:value-type="string" calcext:value-type="string">
            <text:p>Burger Avenue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ollywood Walk of Fame</text:p>
          </table:table-cell>
          <table:table-cell office:value-type="float" office:value="9876" calcext:value-type="float">
            <text:p>987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Miso Soup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<text:a xlink:href="https://example.com/images/misosoup.jpg" xlink:type="simple">https://example.com/images/misosoup.jpg</text:a>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3-04-22 12: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ipotle</text:p>
          </table:table-cell>
          <table:table-cell office:value-type="float" office:value="5556667777" calcext:value-type="float">
            <text:p>5556667777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<text:a xlink:href="https://www.example.com/images/chipotle.jpg" xlink:type="simple">https://www.example.com/images/chipotle.jpg</text:a></text:p>
          </table:table-cell>
          <table:table-cell office:value-type="float" office:value="54321" calcext:value-type="float">
            <text:p>54321</text:p>
          </table:table-cell>
          <table:table-cell office:value-type="string" calcext:value-type="string">
            <text:p>ope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hipotle Residence</text:p>
          </table:table-cell>
          <table:table-cell office:value-type="string" calcext:value-type="string">
            <text:p>Burrito Street</text:p>
          </table:table-cell>
          <table:table-cell office:value-type="string" calcext:value-type="string">
            <text:p>Mexico City</text:p>
          </table:table-cell>
          <table:table-cell office:value-type="string" calcext:value-type="string">
            <text:p>Zocalo Square</text:p>
          </table:table-cell>
          <table:table-cell office:value-type="float" office:value="54321" calcext:value-type="float">
            <text:p>5432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Fried Rice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<text:a xlink:href="https://example.com/images/friedrice.jpg" xlink:type="simple">https://example.com/images/friedrice.jpg</text:a>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3-04-22 14:5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nera Bread</text:p>
          </table:table-cell>
          <table:table-cell office:value-type="float" office:value="8889990000" calcext:value-type="float">
            <text:p>8889990000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<text:a xlink:href="https://www.example.com/images/panerabread.jpg" xlink:type="simple">https://www.example.com/images/panerabread.jpg</text:a></text:p>
          </table:table-cell>
          <table:table-cell office:value-type="float" office:value="12345" calcext:value-type="float">
            <text:p>12345</text:p>
          </table:table-cell>
          <table:table-cell office:value-type="string" calcext:value-type="string">
            <text:p>close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anera Bread Villa</text:p>
          </table:table-cell>
          <table:table-cell office:value-type="string" calcext:value-type="string">
            <text:p>Bakery Road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Freedom Trail</text:p>
          </table:table-cell>
          <table:table-cell office:value-type="float" office:value="12345" calcext:value-type="float">
            <text:p>1234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Veggie Pizza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<text:a xlink:href="https://example.com/images/veggiepizza.jpg" xlink:type="simple">https://example.com/images/veggiepizza.jpg</text:a>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3-04-22 16:4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The Golden Dragon</text:p>
          </table:table-cell>
          <table:table-cell office:value-type="float" office:value="7777777777" calcext:value-type="float">
            <text:p>7777777777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<text:a xlink:href="https://www.example.com/images/goldendragon.jpg" xlink:type="simple">https://www.example.com/images/goldendragon.jpg</text:a></text:p>
          </table:table-cell>
          <table:table-cell office:value-type="float" office:value="55555" calcext:value-type="float">
            <text:p>55555</text:p>
          </table:table-cell>
          <table:table-cell office:value-type="string" calcext:value-type="string">
            <text:p>open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Golden Dragon Mansion</text:p>
          </table:table-cell>
          <table:table-cell office:value-type="string" calcext:value-type="string">
            <text:p>Chinese Alley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Victoria Harbour</text:p>
          </table:table-cell>
          <table:table-cell office:value-type="float" office:value="55555" calcext:value-type="float">
            <text:p>555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Quinoa Salad</text:p>
          </table:table-cell>
          <table:table-cell office:value-type="string" calcext:value-type="string">
            <text:p>Mediterrane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<text:a xlink:href="https://example.com/images/quinoasalad.jpg" xlink:type="simple">https://example.com/images/quinoasalad.jpg</text:a>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3-04-22 18: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istorante Italiano</text:p>
          </table:table-cell>
          <table:table-cell office:value-type="float" office:value="1111111111" calcext:value-type="float">
            <text:p>111111111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<text:a xlink:href="https://www.example.com/images/ristoranteitaliano.jpg" xlink:type="simple">https://www.example.com/images/ristoranteitaliano.jpg</text:a></text:p>
          </table:table-cell>
          <table:table-cell office:value-type="float" office:value="98765" calcext:value-type="float">
            <text:p>98765</text:p>
          </table:table-cell>
          <table:table-cell office:value-type="string" calcext:value-type="string">
            <text:p>closed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Ristorante Italiano</text:p>
          </table:table-cell>
          <table:table-cell office:value-type="string" calcext:value-type="string">
            <text:p>Italian Quarters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Spanish Steps</text:p>
          </table:table-cell>
          <table:table-cell office:value-type="float" office:value="98765" calcext:value-type="float">
            <text:p>9876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Chicken Shawarma</text:p>
          </table:table-cell>
          <table:table-cell office:value-type="string" calcext:value-type="string">
            <text:p>Middle East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<text:a xlink:href="https://example.com/images/chickenshawarma.jpg" xlink:type="simple">https://example.com/images/chickenshawarma.jpg</text:a>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3-04-22 20: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ushi House</text:p>
          </table:table-cell>
          <table:table-cell office:value-type="float" office:value="2222222222" calcext:value-type="float">
            <text:p>2222222222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<text:a xlink:href="https://www.example.com/images/sushihouse.jpg" xlink:type="simple">https://www.example.com/images/sushihouse.jpg</text:a></text:p>
          </table:table-cell>
          <table:table-cell office:value-type="float" office:value="23456" calcext:value-type="float">
            <text:p>23456</text:p>
          </table:table-cell>
          <table:table-cell office:value-type="string" calcext:value-type="string">
            <text:p>open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ushi House</text:p>
          </table:table-cell>
          <table:table-cell office:value-type="string" calcext:value-type="string">
            <text:p>Sushi Lane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Tsukiji Fish Market</text:p>
          </table:table-cell>
          <table:table-cell office:value-type="float" office:value="23456" calcext:value-type="float">
            <text:p>23456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Lobster Roll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<text:a xlink:href="https://example.com/images/lobsterroll.jpg" xlink:type="simple">https://example.com/images/lobsterroll.jpg</text:a>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220" calcext:value-type="float">
            <text:p>2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23-04-22 09</text:p>
          </table:table-cell>
          <table:table-cell table:style-name="Default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BQ King</text:p>
          </table:table-cell>
          <table:table-cell office:value-type="float" office:value="3333333333" calcext:value-type="float">
            <text:p>3333333333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<text:a xlink:href="https://www.example.com/images/bbqking.jpg" xlink:type="simple">https://www.example.com/images/bbqking.jpg</text:a></text:p>
          </table:table-cell>
          <table:table-cell office:value-type="float" office:value="87654" calcext:value-type="float">
            <text:p>87654</text:p>
          </table:table-cell>
          <table:table-cell office:value-type="string" calcext:value-type="string">
            <text:p>closed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BQ King Residence</text:p>
          </table:table-cell>
          <table:table-cell office:value-type="string" calcext:value-type="string">
            <text:p>BBQ Street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Gyeongbokgung Palace</text:p>
          </table:table-cell>
          <table:table-cell office:value-type="float" office:value="87654" calcext:value-type="float">
            <text:p>8765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Baked Ziti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<text:a xlink:href="https://example.com/images/bakedziti.jpg" xlink:type="simple">https://example.com/images/bakedziti.jpg</text:a>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3-04-22 11: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ma Mia's Pizzeria</text:p>
          </table:table-cell>
          <table:table-cell office:value-type="float" office:value="4444444444" calcext:value-type="float">
            <text:p>444444444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<text:a xlink:href="https://www.example.com/images/mamamias.jpg" xlink:type="simple">https://www.example.com/images/mamamias.jpg</text:a></text:p>
          </table:table-cell>
          <table:table-cell office:value-type="float" office:value="34567" calcext:value-type="float">
            <text:p>34567</text:p>
          </table:table-cell>
          <table:table-cell office:value-type="string" calcext:value-type="string">
            <text:p>open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ama Mia's Pizzeria</text:p>
          </table:table-cell>
          <table:table-cell office:value-type="string" calcext:value-type="string">
            <text:p>Pizzatown Building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Times Square</text:p>
          </table:table-cell>
          <table:table-cell office:value-type="float" office:value="34567" calcext:value-type="float">
            <text:p>34567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Paneer Tikka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<text:a xlink:href="https://example.com/images/paneertikka.jpg" xlink:type="simple">https://example.com/images/paneertikka.jpg</text:a>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3-04-22 13: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he Seafood Shack</text:p>
          </table:table-cell>
          <table:table-cell office:value-type="float" office:value="5555555555" calcext:value-type="float">
            <text:p>5555555555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<text:a xlink:href="https://www.example.com/images/seafoodshack.jpg" xlink:type="simple">https://www.example.com/images/seafoodshack.jpg</text:a></text:p>
          </table:table-cell>
          <table:table-cell office:value-type="float" office:value="98765" calcext:value-type="float">
            <text:p>98765</text:p>
          </table:table-cell>
          <table:table-cell office:value-type="string" calcext:value-type="string">
            <text:p>closed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The Seafood Shack</text:p>
          </table:table-cell>
          <table:table-cell office:value-type="string" calcext:value-type="string">
            <text:p>Ocean View Building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South Beach</text:p>
          </table:table-cell>
          <table:table-cell office:value-type="float" office:value="98765" calcext:value-type="float">
            <text:p>98765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Pho</text:p>
          </table:table-cell>
          <table:table-cell office:value-type="string" calcext:value-type="string">
            <text:p>Vietname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<text:a xlink:href="https://example.com/images/pho.jpg" xlink:type="simple">https://example.com/images/pho.jpg</text:a>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3-04-22 15: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getarian Bliss</text:p>
          </table:table-cell>
          <table:table-cell office:value-type="float" office:value="6666666666" calcext:value-type="float">
            <text:p>6666666666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<text:a xlink:href="https://www.example.com/images/vegetarianbliss.jpg" xlink:type="simple">https://www.example.com/images/vegetarianbliss.jpg</text:a></text:p>
          </table:table-cell>
          <table:table-cell office:value-type="float" office:value="12345" calcext:value-type="float">
            <text:p>12345</text:p>
          </table:table-cell>
          <table:table-cell office:value-type="string" calcext:value-type="string">
            <text:p>open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Vegetarian Bliss</text:p>
          </table:table-cell>
          <table:table-cell office:value-type="string" calcext:value-type="string">
            <text:p>Green Haven Building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ollywood Sign</text:p>
          </table:table-cell>
          <table:table-cell office:value-type="float" office:value="12345" calcext:value-type="float">
            <text:p>12345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Caesar Wrap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<text:a xlink:href="https://example.com/images/caesarwrap.jpg" xlink:type="simple">https://example.com/images/caesarwrap.jpg</text:a>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3-04-22 17: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urger Joint</text:p>
          </table:table-cell>
          <table:table-cell office:value-type="float" office:value="7777777777" calcext:value-type="float">
            <text:p>7777777777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<text:a xlink:href="https://www.example.com/images/burgerjoint.jpg" xlink:type="simple">https://www.example.com/images/burgerjoint.jpg</text:a></text:p>
          </table:table-cell>
          <table:table-cell office:value-type="float" office:value="54321" calcext:value-type="float">
            <text:p>54321</text:p>
          </table:table-cell>
          <table:table-cell office:value-type="string" calcext:value-type="string">
            <text:p>closed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Burger Joint</text:p>
          </table:table-cell>
          <table:table-cell office:value-type="string" calcext:value-type="string">
            <text:p>Burger Haven Building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Navy Pier</text:p>
          </table:table-cell>
          <table:table-cell office:value-type="float" office:value="54321" calcext:value-type="float">
            <text:p>54321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Veggie Fried Noodles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<text:a xlink:href="https://example.com/images/veggiefriednoodles.jpg" xlink:type="simple">https://example.com/images/veggiefriednoodles.jpg</text:a></text:p>
          </table:table-cell>
          <table:table-cell table:number-columns-repeated="2"/>
          <table:table-cell table:number-columns-repeated="2"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3-04-22 19: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hai Spice</text:p>
          </table:table-cell>
          <table:table-cell office:value-type="float" office:value="8888888888" calcext:value-type="float">
            <text:p>8888888888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<text:a xlink:href="https://www.example.com/images/thaispice.jpg" xlink:type="simple">https://www.example.com/images/thaispice.jpg</text:a></text:p>
          </table:table-cell>
          <table:table-cell office:value-type="float" office:value="67890" calcext:value-type="float">
            <text:p>67890</text:p>
          </table:table-cell>
          <table:table-cell office:value-type="string" calcext:value-type="string">
            <text:p>open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hai Spice</text:p>
          </table:table-cell>
          <table:table-cell office:value-type="string" calcext:value-type="string">
            <text:p>Spice Plaza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Chinatown</text:p>
          </table:table-cell>
          <table:table-cell office:value-type="float" office:value="67890" calcext:value-type="float">
            <text:p>6789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Escargot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<text:a xlink:href="https://example.com/images/escargot.jpg" xlink:type="simple">https://example.com/images/escargot.jpg</text:a>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3-04-22 10: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eakhouse Deluxe</text:p>
          </table:table-cell>
          <table:table-cell office:value-type="float" office:value="9999999999" calcext:value-type="float">
            <text:p>999999999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<text:a xlink:href="https://www.example.com/images/steakhousedeluxe.jpg" xlink:type="simple">https://www.example.com/images/steakhousedeluxe.jpg</text:a></text:p>
          </table:table-cell>
          <table:table-cell office:value-type="float" office:value="33333" calcext:value-type="float">
            <text:p>33333</text:p>
          </table:table-cell>
          <table:table-cell office:value-type="string" calcext:value-type="string">
            <text:p>closed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teakhouse Deluxe</text:p>
          </table:table-cell>
          <table:table-cell office:value-type="string" calcext:value-type="string">
            <text:p>Deluxe Tower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Reunion Tower</text:p>
          </table:table-cell>
          <table:table-cell office:value-type="float" office:value="33333" calcext:value-type="float">
            <text:p>33333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Tiramisu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<text:a xlink:href="https://example.com/images/tiramisu.jpg" xlink:type="simple">https://example.com/images/tiramisu.jpg</text:a></text:p>
          </table:table-cell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3-04-22 12: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Chicken Satay</text:p>
          </table:table-cell>
          <table:table-cell office:value-type="string" calcext:value-type="string">
            <text:p>Tha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<text:a xlink:href="https://example.com/images/chickensatay.jpg" xlink:type="simple">https://example.com/images/chickensatay.jpg</text:a></text:p>
          </table:table-cell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3-04-22 14: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Margherita Pasta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<text:a xlink:href="https://example.com/images/margheritapasta.jpg" xlink:type="simple">https://example.com/images/margheritapasta.jpg</text:a></text:p>
          </table:table-cell>
          <table:table-cell table:number-columns-repeated="2"/>
          <table:table-cell table:number-columns-repeated="2"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3-04-22 16: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  <table:table-cell table:number-columns-repeated="3"/>
          <table:table-cell office:value-type="float" office:value="29" calcext:value-type="float">
            <text:p>29</text:p>
          </table:table-cell>
          <table:table-cell office:value-type="string" calcext:value-type="string">
            <text:p>Greek Salad</text:p>
          </table:table-cell>
          <table:table-cell office:value-type="string" calcext:value-type="string">
            <text:p>Mediterrane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<text:a xlink:href="https://example.com/images/greeksalad.jpg" xlink:type="simple">https://example.com/images/greeksalad.jpg</text:a></text:p>
          </table:table-cell>
          <table:table-cell table:number-columns-repeated="2"/>
          <table:table-cell table:number-columns-repeated="2" office:value-type="float" office:value="29" calcext:value-type="float">
            <text:p>29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23-04-22 18: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Veggie Wrap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<text:a xlink:href="https://example.com/images/veggiewrap.jpg" xlink:type="simple">https://example.com/images/veggiewrap.jpg</text:a>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23-04-22 20: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  <table:table-cell table:number-columns-repeated="3"/>
          <table:table-cell office:value-type="float" office:value="31" calcext:value-type="float">
            <text:p>31</text:p>
          </table:table-cell>
          <table:table-cell office:value-type="string" calcext:value-type="string">
            <text:p>Sashimi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<text:a xlink:href="https://example.com/images/sashimi.jpg" xlink:type="simple">https://example.com/images/sashimi.jpg</text:a></text:p>
          </table:table-cell>
          <table:table-cell table:number-columns-repeated="2"/>
          <table:table-cell table:number-columns-repeated="2"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023-04-22 09: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  <table: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Lobster Risotto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<text:a xlink:href="https://example.com/images/lobsterrisotto.jpg" xlink:type="simple">https://example.com/images/lobsterrisotto.jpg</text:a>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3-04-22 11:5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  <table:table-cell table:number-columns-repeated="3"/>
          <table:table-cell office:value-type="float" office:value="33" calcext:value-type="float">
            <text:p>33</text:p>
          </table:table-cell>
          <table:table-cell office:value-type="string" calcext:value-type="string">
            <text:p>Veggie Curry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<text:a xlink:href="https://example.com/images/veggiecurry.jpg" xlink:type="simple">https://example.com/images/veggiecurry.jpg</text:a></text:p>
          </table:table-cell>
          <table:table-cell table:number-columns-repeated="2"/>
          <table:table-cell table:number-columns-repeated="2"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3-04-22 14: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  <table:table-cell table:number-columns-repeated="3"/>
          <table:table-cell office:value-type="float" office:value="34" calcext:value-type="float">
            <text:p>34</text:p>
          </table:table-cell>
          <table:table-cell office:value-type="string" calcext:value-type="string">
            <text:p>Shrimp Cocktail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<text:a xlink:href="https://example.com/images/shrimpcocktail.jpg" xlink:type="simple">https://example.com/images/shrimpcocktail.jpg</text:a></text:p>
          </table:table-cell>
          <table:table-cell table:number-columns-repeated="2"/>
          <table:table-cell table:number-columns-repeated="2"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3-04-22 16: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  <table:table-cell table:number-columns-repeated="3"/>
          <table:table-cell office:value-type="float" office:value="35" calcext:value-type="float">
            <text:p>35</text:p>
          </table:table-cell>
          <table:table-cell office:value-type="string" calcext:value-type="string">
            <text:p>Beef and Broccoli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<text:a xlink:href="https://example.com/images/beefandbroccoli.jpg" xlink:type="simple">https://example.com/images/beefandbroccoli.jpg</text:a></text:p>
          </table:table-cell>
          <table:table-cell table:number-columns-repeated="2"/>
          <table:table-cell table:number-columns-repeated="2" office:value-type="float" office:value="35" calcext:value-type="float">
            <text:p>35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3-04-22 18: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  <table:table-cell table:number-columns-repeated="3"/>
          <table:table-cell office:value-type="float" office:value="36" calcext:value-type="float">
            <text:p>36</text:p>
          </table:table-cell>
          <table:table-cell office:value-type="string" calcext:value-type="string">
            <text:p>Caprese Salad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<text:a xlink:href="https://example.com/images/capresesalad.jpg" xlink:type="simple">https://example.com/images/capresesalad.jpg</text:a></text:p>
          </table:table-cell>
          <table:table-cell table:number-columns-repeated="2"/>
          <table:table-cell table:number-columns-repeated="2" office:value-type="float" office:value="36" calcext:value-type="float">
            <text:p>36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3-04-22 20: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Hummus and Pita</text:p>
          </table:table-cell>
          <table:table-cell office:value-type="string" calcext:value-type="string">
            <text:p>Middle East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<text:a xlink:href="https://example.com/images/hummusandpita.jpg" xlink:type="simple">https://example.com/images/hummusandpita.jpg</text:a></text:p>
          </table:table-cell>
          <table:table-cell table:number-columns-repeated="2"/>
          <table:table-cell table:number-columns-repeated="2"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3-04-22 09: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Chicken Caesar Wrap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<text:a xlink:href="https://example.com/images/chickenceasarwrap.jpg" xlink:type="simple">https://example.com/images/chickenceasarwrap.jpg</text:a></text:p>
          </table:table-cell>
          <table:table-cell table:number-columns-repeated="2"/>
          <table:table-cell table:number-columns-repeated="2"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3-04-21 20:3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  <table:table-cell table:number-columns-repeated="3"/>
          <table:table-cell office:value-type="float" office:value="39" calcext:value-type="float">
            <text:p>39</text:p>
          </table:table-cell>
          <table:table-cell office:value-type="string" calcext:value-type="string">
            <text:p>Veggie Sushi Roll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<text:a xlink:href="https://example.com/images/veggiesushiroll.jpg" xlink:type="simple">https://example.com/images/veggiesushiroll.jpg</text:a></text:p>
          </table:table-cell>
          <table:table-cell table:number-columns-repeated="2"/>
          <table:table-cell table:number-columns-repeated="2" office:value-type="float" office:value="39" calcext:value-type="float">
            <text:p>39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3-04-22 13: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Chicken Fajitas</text:p>
          </table:table-cell>
          <table:table-cell office:value-type="string" calcext:value-type="string">
            <text:p>Mexic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<text:a xlink:href="https://example.com/images/chickenfajitas.jpg" xlink:type="simple">https://example.com/images/chickenfajitas.jpg</text:a></text:p>
          </table:table-cell>
          <table:table-cell table:number-columns-repeated="2"/>
          <table:table-cell table:number-columns-repeated="2"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3-04-22 15: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  <table:table-cell table:number-columns-repeated="3"/>
          <table:table-cell office:value-type="float" office:value="41" calcext:value-type="float">
            <text:p>41</text:p>
          </table:table-cell>
          <table:table-cell office:value-type="string" calcext:value-type="string">
            <text:p>Lobster Tail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<text:a xlink:href="https://example.com/images/lobstertail.jpg" xlink:type="simple">https://example.com/images/lobstertail.jpg</text:a></text:p>
          </table:table-cell>
          <table:table-cell table:number-columns-repeated="2"/>
          <table:table-cell table:number-columns-repeated="2" office:value-type="float" office:value="41" calcext:value-type="float">
            <text:p>41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3-04-22 17: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  <table:table-cell table:number-columns-repeated="3"/>
          <table:table-cell office:value-type="float" office:value="42" calcext:value-type="float">
            <text:p>42</text:p>
          </table:table-cell>
          <table:table-cell office:value-type="string" calcext:value-type="string">
            <text:p>Carbonara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<text:a xlink:href="https://example.com/images/carbonara.jpg" xlink:type="simple">https://example.com/images/carbonara.jpg</text:a></text:p>
          </table:table-cell>
          <table:table-cell table:number-columns-repeated="2"/>
          <table:table-cell table:number-columns-repeated="2" office:value-type="float" office:value="42" calcext:value-type="float">
            <text:p>42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3-04-22 19: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  <table:table-cell table:number-columns-repeated="3"/>
          <table:table-cell office:value-type="float" office:value="43" calcext:value-type="float">
            <text:p>43</text:p>
          </table:table-cell>
          <table:table-cell office:value-type="string" calcext:value-type="string">
            <text:p>Veggie Stir-Fry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<text:a xlink:href="https://example.com/images/veggiestirfry.jpg" xlink:type="simple">https://example.com/images/veggiestirfry.jpg</text:a></text:p>
          </table:table-cell>
          <table:table-cell table:number-columns-repeated="2"/>
          <table:table-cell table:number-columns-repeated="2"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3-04-22 10: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  <table:table-cell table:number-columns-repeated="3"/>
          <table:table-cell office:value-type="float" office:value="44" calcext:value-type="float">
            <text:p>44</text:p>
          </table:table-cell>
          <table:table-cell office:value-type="string" calcext:value-type="string">
            <text:p>Chicken Parmesan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<text:a xlink:href="https://example.com/images/chickenparmesan.jpg" xlink:type="simple">https://example.com/images/chickenparmesan.jpg</text:a></text:p>
          </table:table-cell>
          <table:table-cell table:number-columns-repeated="2"/>
          <table:table-cell table:number-columns-repeated="2" office:value-type="float" office:value="44" calcext:value-type="float">
            <text:p>44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3-04-22 12: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  <table:table-cell table:number-columns-repeated="3"/>
          <table:table-cell office:value-type="float" office:value="45" calcext:value-type="float">
            <text:p>45</text:p>
          </table:table-cell>
          <table:table-cell office:value-type="string" calcext:value-type="string">
            <text:p>Ceviche</text:p>
          </table:table-cell>
          <table:table-cell office:value-type="string" calcext:value-type="string">
            <text:p>Peruv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<text:a xlink:href="https://example.com/images/ceviche.jpg" xlink:type="simple">https://example.com/images/ceviche.jpg</text:a></text:p>
          </table:table-cell>
          <table:table-cell table:number-columns-repeated="2"/>
          <table:table-cell table:number-columns-repeated="2"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3-04-22 14: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  <table:table-cell table:number-columns-repeated="3"/>
          <table:table-cell office:value-type="float" office:value="46" calcext:value-type="float">
            <text:p>46</text:p>
          </table:table-cell>
          <table:table-cell office:value-type="string" calcext:value-type="string">
            <text:p>Lobster Chowder</text:p>
          </table:table-cell>
          <table:table-cell office:value-type="string" calcext:value-type="string">
            <text:p>New Englan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<text:a xlink:href="https://example.com/images/lobsterchowder.jpg" xlink:type="simple">https://example.com/images/lobsterchowder.jpg</text:a></text:p>
          </table:table-cell>
          <table:table-cell table:number-columns-repeated="2"/>
          <table:table-cell table:number-columns-repeated="2" office:value-type="float" office:value="46" calcext:value-type="float">
            <text:p>46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3-04-22 16: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  <table:table-cell table:number-columns-repeated="3"/>
          <table:table-cell office:value-type="float" office:value="47" calcext:value-type="float">
            <text:p>47</text:p>
          </table:table-cell>
          <table:table-cell office:value-type="string" calcext:value-type="string">
            <text:p>Veggie Lasagna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<text:a xlink:href="https://example.com/images/veggielasagna.jpg" xlink:type="simple">https://example.com/images/veggielasagna.jpg</text:a></text:p>
          </table:table-cell>
          <table:table-cell table:number-columns-repeated="2"/>
          <table:table-cell table:number-columns-repeated="2" office:value-type="float" office:value="47" calcext:value-type="float">
            <text:p>47</text:p>
          </table:table-cell>
          <table:table-cell office:value-type="float" office:value="150" calcext:value-type="float">
            <text:p>15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3-04-22 18: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  <table:table-cell table:number-columns-repeated="3"/>
          <table:table-cell office:value-type="float" office:value="48" calcext:value-type="float">
            <text:p>48</text:p>
          </table:table-cell>
          <table:table-cell office:value-type="string" calcext:value-type="string">
            <text:p>Chicken Katsu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<text:a xlink:href="https://example.com/images/chickenkatsu.jpg" xlink:type="simple">https://example.com/images/chickenkatsu.jpg</text:a></text:p>
          </table:table-cell>
          <table:table-cell table:number-columns-repeated="2"/>
          <table:table-cell table:number-columns-repeated="2"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3-04-22 20: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  <table:table-cell table:number-columns-repeated="3"/>
          <table:table-cell office:value-type="float" office:value="49" calcext:value-type="float">
            <text:p>49</text:p>
          </table:table-cell>
          <table:table-cell office:value-type="string" calcext:value-type="string">
            <text:p>Lobster Mac and Cheese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<text:a xlink:href="https://example.com/images/lobstermacandcheese.jpg" xlink:type="simple">https://example.com/images/lobstermacandcheese.jpg</text:a></text:p>
          </table:table-cell>
          <table:table-cell table:number-columns-repeated="2"/>
          <table:table-cell table:number-columns-repeated="2" office:value-type="float" office:value="49" calcext:value-type="float">
            <text:p>49</text:p>
          </table:table-cell>
          <table:table-cell office:value-type="float" office:value="120" calcext:value-type="float">
            <text:p>1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3-04-22 09: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Veggie Tacos</text:p>
          </table:table-cell>
          <table:table-cell office:value-type="string" calcext:value-type="string">
            <text:p>Mexic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<text:a xlink:href="https://example.com/images/veggietacos.jpg" xlink:type="simple">https://example.com/images/veggietacos.jpg</text:a></text:p>
          </table:table-cell>
          <table:table-cell table:number-columns-repeated="2"/>
          <table:table-cell table:number-columns-repeated="2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3-04-22 11:00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1T23:16:20.471738641</meta:creation-date>
    <dc:date>2023-04-22T13:10:15.151300930</dc:date>
    <meta:editing-duration>PT50M38S</meta:editing-duration>
    <meta:editing-cycles>1</meta:editing-cycles>
    <meta:document-statistic meta:table-count="1" meta:cell-count="963" meta:object-count="0"/>
    <meta:generator>LibreOffice/6.4.7.2$Linux_X86_64 LibreOffice_project/40$Build-2</meta:generator>
  </office:meta>
</office:document-meta>
</file>